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61.93mm"/>
    </style:style>
    <style:style style:name="co4" style:family="table-column">
      <style:table-column-properties fo:break-before="auto" style:column-width="71.91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OK&quot;;&quot;A vérifier&quot;;&quot;Problème : PDFCreator&quot;;&quot;Problème : Adobe&quot;;&quot;Problème : TightVNC&quot;;&quot;Problème : Java&quot;;&quot;Problème : Mozilla Thunderbird&quot;;&quot;Problème : Mozilla Firefox&quot;;&quot;Eteint&quot;)" table:allow-empty-cell="true" table:display-list="unsorted" table:base-cell-address="Feuille1.S4">
          <table:error-message table:message-type="stop" table:display="true"/>
        </table:content-validation>
        <table:content-validation table:name="val2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Eteint</text:p>
          </table:table-cell>
          <table:table-cell table:style-name="ce8" table:content-validation-name="val2"/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 office:value-type="string" calcext:value-type="string">
            <text:p>installé le 08/02/2016</text:p>
          </table:table-cell>
          <table:table-cell table:style-name="ce2" office:value-type="float" office:value="201" calcext:value-type="float">
            <text:p>20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erveur ESXi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203" calcext:value-type="float">
            <text:p>20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4" calcext:value-type="float">
            <text:p>20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No (Ping OK)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6" calcext:value-type="float">
            <text:p>20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8" calcext:value-type="float">
            <text:p>20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0" calcext:value-type="float">
            <text:p>21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1" calcext:value-type="float">
            <text:p>21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X (Mylann)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2" calcext:value-type="float">
            <text:p>21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3" calcext:value-type="float">
            <text:p>21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4" calcext:value-type="float">
            <text:p>21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8" calcext:value-type="float">
            <text:p>21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9" calcext:value-type="float">
            <text:p>21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X (Matthieu)</text:p>
          </table:table-cell>
          <table:table-cell table:style-name="ce8" table:content-validation-name="val1" office:value-type="string" calcext:value-type="string">
            <text:p>KO</text:p>
          </table:table-cell>
          <table:table-cell table:style-name="ce8" table:content-validation-name="val2"/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2" calcext:value-type="float">
            <text:p>22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X (Mylann)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7" calcext:value-type="float">
            <text:p>22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No (Windows XP)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8" calcext:value-type="float">
            <text:p>22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JAVA installé le 08/02/2017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0" calcext:value-type="float">
            <text:p>23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1" calcext:value-type="float">
            <text:p>23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4" calcext:value-type="float">
            <text:p>23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6" calcext:value-type="float">
            <text:p>23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Serveur ESXi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7" calcext:value-type="float">
            <text:p>23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9" calcext:value-type="float">
            <text:p>23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2" calcext:value-type="float">
            <text:p>24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3" calcext:value-type="float">
            <text:p>24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X 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4" calcext:value-type="float">
            <text:p>24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JAVA installé le 08/02/2017</text:p>
          </table:table-cell>
          <table:table-cell table:style-name="ce2" office:value-type="float" office:value="195" calcext:value-type="float">
            <text:p>19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X (Serveur Jupiter)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Problème : PDFCreator</text:p>
          </table:table-cell>
          <table:table-cell table:style-name="ce8" table:content-validation-name="val2"/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6" calcext:value-type="float">
            <text:p>24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7" calcext:value-type="float">
            <text:p>247</text:p>
          </table:table-cell>
          <table:table-cell table:style-name="ce6" office:value-type="string" calcext:value-type="string">
            <text:p>No (Ping OK)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8" calcext:value-type="float">
            <text:p>19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9" calcext:value-type="float">
            <text:p>19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9" calcext:value-type="float">
            <text:p>24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X (Serveur DHCP)</text:p>
          </table:table-cell>
          <table:table-cell table:style-name="ce10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1" calcext:value-type="float">
            <text:p>25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4" calcext:value-type="float">
            <text:p>25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 table:number-rows-repeated="1048520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</table:table>
      <table:named-expressions/>
      <table:database-ranges>
        <table:database-range table:name="__Anonymous_Sheet_DB__0" table:target-range-address="Feuille1.A2:Feuille1.R5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4:25:38.0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09:10:36.259000000</meta:creation-date>
    <dc:date>2017-02-09T17:23:24.756000000</dc:date>
    <meta:editing-duration>PT9H58M19S</meta:editing-duration>
    <meta:editing-cycles>20</meta:editing-cycles>
    <meta:generator>LibreOffice/5.0.5.2$Windows_X86_64 LibreOffice_project/55b006a02d247b5f7215fc6ea0fde844b30035b3</meta:generator>
    <meta:document-statistic meta:table-count="1" meta:cell-count="656" meta:object-count="0"/>
  </office:meta>
</office:document-meta>
</file>